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d3d3d3" draw:opacity="50%" draw:textarea-vertical-align="top" draw:auto-grow-height="false" fo:min-height="7.929cm" fo:min-width="3.462cm"/>
    </style:style>
    <style:style style:name="gr2" style:family="graphic" style:parent-style-name="standard">
      <style:graphic-properties draw:fill-color="#ffc0cb" draw:textarea-horizontal-align="justify" draw:textarea-vertical-align="top" draw:auto-grow-height="false" fo:min-height="2.493cm" fo:min-width="3.056cm"/>
    </style:style>
    <style:style style:name="gr3" style:family="graphic" style:parent-style-name="standard">
      <style:graphic-properties draw:stroke="dash" draw:stroke-dash="Fine_20_Dashed" draw:fill="solid" draw:fill-color="#d3d3d3" draw:opacity="50%" draw:textarea-horizontal-align="justify" draw:textarea-vertical-align="top" draw:auto-grow-height="false" fo:min-height="7.929cm" fo:min-width="4.174cm"/>
    </style:style>
    <style:style style:name="gr4" style:family="graphic" style:parent-style-name="standard">
      <style:graphic-properties draw:stroke="dash" draw:stroke-dash="Fine_20_Dashed" svg:stroke-color="#000000" draw:fill="solid" draw:fill-color="#d3d3d3" draw:opacity="50%" draw:textarea-horizontal-align="justify" draw:textarea-vertical-align="top" draw:auto-grow-height="false" fo:min-height="7.928cm" fo:min-width="4.631cm"/>
    </style:style>
    <style:style style:name="gr5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1.532cm"/>
    </style:style>
    <style:style style:name="gr6" style:family="graphic" style:parent-style-name="standard">
      <style:graphic-properties draw:fill-color="#87ceeb" draw:textarea-horizontal-align="justify" draw:textarea-vertical-align="top" draw:auto-grow-height="false" fo:min-height="2.493cm" fo:min-width="3.056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0.41cm" fo:min-width="2.404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411cm" fo:min-width="2.638cm"/>
    </style:style>
    <style:style style:name="gr10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411cm" fo:min-width="2.492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objectwithoutfill">
      <style:graphic-properties draw:stroke="dash" draw:stroke-dash="Fine_20_Dashed" svg:stroke-color="#000000" draw:marker-start="" draw:marker-end="Arrow_20_concave" draw:marker-end-width="0.203cm" draw:fill="none" draw:textarea-vertical-align="middle"/>
    </style:style>
    <style:style style:name="gr15" style:family="graphic" style:parent-style-name="standard">
      <style:graphic-properties draw:fill-color="#dddddd" draw:textarea-horizontal-align="justify" draw:textarea-vertical-align="top" draw:auto-grow-height="false" fo:min-height="3.205cm" fo:min-width="3.259cm"/>
    </style:style>
    <style:style style:name="gr16" style:family="graphic" style:parent-style-name="standard">
      <style:graphic-properties draw:stroke="dash" draw:stroke-dash="Fine_20_Dashed" draw:textarea-horizontal-align="justify" draw:textarea-vertical-align="middle" draw:auto-grow-height="false" fo:min-height="0.918cm" fo:min-width="0.872cm"/>
    </style:style>
    <style:style style:name="gr1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1.926cm" fo:min-width="0cm"/>
    </style:style>
    <style:style style:name="gr18" style:family="graphic" style:parent-style-name="standard">
      <style:graphic-properties draw:marker-end="" draw:fill="none" draw:textarea-vertical-align="middle" draw:auto-grow-height="false" fo:min-height="1.58cm" fo:min-width="0cm"/>
    </style:style>
    <style:style style:name="gr19" style:family="graphic" style:parent-style-name="standard">
      <style:graphic-properties draw:stroke="dash" draw:stroke-dash="Fine_20_Dashed" draw:textarea-horizontal-align="justify" draw:textarea-vertical-align="middle" draw:auto-grow-height="false" fo:min-height="0.207cm" fo:min-width="2.705cm"/>
    </style:style>
    <style:style style:name="gr20" style:family="graphic" style:parent-style-name="standard">
      <style:graphic-properties draw:fill-color="#cccccc" draw:textarea-horizontal-align="justify" draw:textarea-vertical-align="top" draw:auto-grow-height="false" fo:min-height="2.798cm" fo:min-width="3.107cm"/>
    </style:style>
    <style:style style:name="gr21" style:family="graphic" style:parent-style-name="standard">
      <style:graphic-properties draw:stroke="dash" draw:stroke-dash="Fine_20_Dashed" draw:textarea-horizontal-align="justify" draw:textarea-vertical-align="middle" draw:auto-grow-height="false" fo:min-height="0.207cm" fo:min-width="1.841cm"/>
    </style:style>
    <style:style style:name="gr22" style:family="graphic" style:parent-style-name="standard">
      <style:graphic-properties draw:stroke="dash" draw:stroke-dash="Fine_20_Dashed" draw:textarea-horizontal-align="justify" draw:textarea-vertical-align="middle" draw:auto-grow-height="false" fo:min-height="0.258cm" fo:min-width="1.841cm"/>
    </style:style>
    <style:style style:name="gr2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48cm" fo:min-width="0cm"/>
    </style:style>
    <style:style style:name="gr24" style:family="graphic" style:parent-style-name="standard">
      <style:graphic-properties draw:stroke="none" draw:fill="none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-color="#d3d3d3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c0cb"/>
      <style:paragraph-properties fo:text-align="center"/>
    </style:style>
    <style:style style:name="P4" style:family="paragraph">
      <loext:graphic-properties draw:fill="solid" draw:fill-color="#d3d3d3" draw:opacity="50%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0pt" fo:font-style="italic" style:font-size-asian="10pt" style:font-size-complex="10pt"/>
    </style:style>
    <style:style style:name="P6" style:family="paragraph">
      <loext:graphic-properties draw:fill-color="#87ceeb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10pt" style:font-size-complex="10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62cm" svg:height="8.179cm" svg:x="5.865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56cm" svg:height="2.743cm" svg:x="6.071cm" svg:y="1.171cm">
          <text:p text:style-name="P1">Polyploid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74cm" svg:height="8.179cm" svg:x="10.424cm" svg:y="0.03cm">
          <text:p text:style-name="P1"><text:span text:style-name="T1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131cm" svg:height="8.178cm" svg:x="0.075cm" svg:y="0.051cm">
          <text:p text:style-name="P1"><text:span text:style-name="T1">Adjust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2.032cm" svg:height="0.61cm" svg:x="6.644cm" svg:y="2.0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3.556cm" svg:height="2.743cm" svg:x="6.071cm" svg:y="4.618cm">
            <text:p text:style-name="P1">Diploid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4" draw:id="id4" draw:layer="layout" svg:width="2.032cm" svg:height="0.61cm" svg:x="6.544cm" svg:y="5.387cm">
            <text:p text:style-name="P1"><text:span text:style-name="T2">Plin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xml:id="id5" draw:id="id5" draw:layer="layout" svg:width="2.032cm" svg:height="0.61cm" svg:x="6.544cm" svg:y="6.247cm">
            <text:p text:style-name="P1"><text:span text:style-name="T2">Tassel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5" xml:id="id3" draw:id="id3" draw:layer="layout" svg:width="2.032cm" svg:height="0.61cm" svg:x="6.644cm" svg:y="2.9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718cm" svg:x1="4.492cm" svg:y1="7.369cm" svg:x2="6.644cm" svg:y2="2.367cm" draw:start-shape="id1" draw:start-glue-point="8" draw:end-shape="id2" draw:end-glue-point="3" svg:d="M4492 7369h358v-5002h1794" svg:viewBox="0 0 2153 5003">
          <text:p/>
        </draw:connector>
        <draw:connector draw:style-name="gr7" draw:text-style-name="P1" draw:layer="layout" draw:line-skew="-0.514cm" svg:x1="4.492cm" svg:y1="7.573cm" svg:x2="6.644cm" svg:y2="3.229cm" draw:start-shape="id1" draw:start-glue-point="6" draw:end-shape="id3" draw:end-glue-point="3" svg:d="M4492 7573h562v-4344h1590" svg:viewBox="0 0 2153 4345">
          <text:p/>
        </draw:connector>
        <draw:connector draw:style-name="gr7" draw:text-style-name="P1" draw:layer="layout" draw:line-skew="-0.21cm" svg:x1="4.492cm" svg:y1="7.725cm" svg:x2="6.544cm" svg:y2="5.692cm" draw:start-shape="id1" draw:start-glue-point="5" draw:end-shape="id4" svg:d="M4492 7725h816v-2033h1236" svg:viewBox="0 0 2053 2034">
          <text:p/>
        </draw:connector>
        <draw:connector draw:style-name="gr7" draw:text-style-name="P1" draw:layer="layout" svg:x1="4.492cm" svg:y1="7.877cm" svg:x2="6.544cm" svg:y2="6.552cm" draw:start-shape="id1" draw:start-glue-point="4" draw:end-shape="id5" svg:d="M4492 7877h1026v-1325h1026" svg:viewBox="0 0 2053 1326">
          <text:p/>
        </draw:connector>
        <draw:custom-shape draw:style-name="gr8" draw:text-style-name="P1" xml:id="id6" draw:id="id6" draw:layer="layout" svg:width="2.904cm" svg:height="0.66cm" svg:x="10.938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c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467cm" svg:x1="8.676cm" svg:y1="2.367cm" svg:x2="10.938cm" svg:y2="1.76cm" draw:start-shape="id2" draw:start-glue-point="1" draw:end-shape="id6" draw:end-glue-point="13" svg:d="M8676 2367h664v-607h1598" svg:viewBox="0 0 2263 608">
          <text:p/>
        </draw:connector>
        <draw:connector draw:style-name="gr7" draw:text-style-name="P1" draw:layer="layout" draw:line-skew="-0.242cm" svg:x1="8.676cm" svg:y1="3.229cm" svg:x2="10.953cm" svg:y2="1.922cm" draw:start-shape="id3" draw:start-glue-point="1" draw:end-shape="id6" draw:end-glue-point="14" svg:d="M8676 3229h889v-1307h1388" svg:viewBox="0 0 2278 1308">
          <text:p/>
        </draw:connector>
        <draw:connector draw:style-name="gr7" draw:text-style-name="P1" draw:layer="layout" draw:line-skew="0.012cm" svg:x1="8.576cm" svg:y1="5.692cm" svg:x2="10.938cm" svg:y2="2.084cm" draw:start-shape="id4" draw:start-glue-point="1" draw:end-shape="id6" draw:end-glue-point="15" svg:d="M8576 5692h1193v-3608h1169" svg:viewBox="0 0 2363 3609">
          <text:p/>
        </draw:connector>
        <draw:connector draw:style-name="gr7" draw:text-style-name="P1" draw:layer="layout" draw:line-skew="0.368cm" svg:x1="8.576cm" svg:y1="6.552cm" svg:x2="10.953cm" svg:y2="2.246cm" draw:start-shape="id5" draw:start-glue-point="1" draw:end-shape="id6" draw:end-glue-point="16" svg:d="M8576 6552h1549v-4306h828" svg:viewBox="0 0 2378 4307">
          <text:p/>
        </draw:connector>
        <draw:custom-shape draw:style-name="gr9" draw:text-style-name="P1" xml:id="id7" draw:id="id7" draw:layer="layout" svg:width="3.138cm" svg:height="0.661cm" svg:x="11.212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Summariz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087cm" svg:x1="12.39cm" svg:y1="2.344cm" svg:x2="12.781cm" svg:y2="2.911cm" draw:start-shape="id6" draw:start-glue-point="2" draw:end-shape="id7" draw:end-glue-point="0" svg:d="M12390 2344v196h391v371" svg:viewBox="0 0 392 568">
          <text:p/>
        </draw:connector>
        <draw:connector draw:style-name="gr7" draw:text-style-name="P1" draw:layer="layout" draw:line-skew="-0.082cm" svg:x1="12.781cm" svg:y1="3.572cm" svg:x2="13.108cm" svg:y2="4.111cm" draw:start-shape="id7" draw:start-glue-point="2" draw:end-shape="id8" draw:end-glue-point="0" svg:d="M12781 3572v187h327v352" svg:viewBox="0 0 328 540">
          <text:p/>
        </draw:connector>
        <draw:line draw:style-name="gr10" draw:text-style-name="P7" draw:layer="layout" svg:x1="0.126cm" svg:y1="0.887cm" svg:x2="5.206cm" svg:y2="0.887cm">
          <text:p/>
        </draw:line>
        <draw:line draw:style-name="gr10" draw:text-style-name="P7" draw:layer="layout" svg:x1="5.867cm" svg:y1="0.792cm" svg:x2="9.829cm" svg:y2="0.792cm">
          <text:p/>
        </draw:line>
        <draw:line draw:style-name="gr10" draw:text-style-name="P7" draw:layer="layout" svg:x1="10.424cm" svg:y1="0.792cm" svg:x2="15.098cm" svg:y2="0.792cm">
          <text:p/>
        </draw:line>
        <draw:custom-shape draw:style-name="gr11" draw:text-style-name="P1" xml:id="id8" draw:id="id8" draw:layer="layout" svg:width="2.992cm" svg:height="0.661cm" svg:x="11.612cm" svg:y="4.1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485cm" svg:height="0.569cm" svg:x="13.138cm" svg:y="5.261cm">
          <draw:text-box>
            <text:p><text:span text:style-name="T3">SNPs tables</text:span></text:p>
          </draw:text-box>
        </draw:frame>
        <draw:frame draw:style-name="gr12" draw:text-style-name="P8" draw:layer="layout" svg:width="2.968cm" svg:height="0.569cm" svg:x="12.628cm" svg:y="5.691cm">
          <draw:text-box>
            <text:p><text:span text:style-name="T3">Shared SNPs</text:span></text:p>
          </draw:text-box>
        </draw:frame>
        <draw:frame draw:style-name="gr13" draw:text-style-name="P8" draw:layer="layout" svg:width="3.128cm" svg:height="0.645cm" svg:x="11.73cm" svg:y="6.622cm">
          <draw:text-box>
            <text:p><text:span text:style-name="T3">Associations</text:span></text:p>
          </draw:text-box>
        </draw:frame>
        <draw:line draw:style-name="gr14" draw:text-style-name="P7" draw:layer="layout" svg:x1="12.148cm" svg:y1="4.733cm" svg:x2="12.148cm" svg:y2="6.663cm">
          <text:p/>
        </draw:line>
        <draw:line draw:style-name="gr14" draw:text-style-name="P7" draw:layer="layout" svg:x1="12.577cm" svg:y1="4.752cm" svg:x2="12.567cm" svg:y2="6.225cm">
          <text:p/>
        </draw:line>
        <draw:line draw:style-name="gr14" draw:text-style-name="P7" draw:layer="layout" svg:x1="12.973cm" svg:y1="4.784cm" svg:x2="12.962cm" svg:y2="5.799cm">
          <text:p/>
        </draw:line>
        <draw:line draw:style-name="gr14" draw:text-style-name="P7" draw:layer="layout" svg:x1="13.482cm" svg:y1="4.832cm" svg:x2="13.482cm" svg:y2="5.39cm">
          <text:p/>
        </draw:line>
        <draw:frame draw:style-name="gr13" draw:text-style-name="P8" draw:layer="layout" svg:width="2.632cm" svg:height="0.645cm" svg:x="12.218cm" svg:y="6.134cm">
          <draw:text-box>
            <text:p><text:span text:style-name="T3">SNPs profiles</text:span></text:p>
          </draw:text-box>
        </draw:frame>
        <draw:g xml:id="id14" draw:id="id14">
          <draw:custom-shape draw:style-name="gr15" draw:text-style-name="P9" draw:layer="layout" svg:width="3.759cm" svg:height="3.455cm" svg:x="0.286cm" svg:y="0.966cm">
            <text:p text:style-name="P1">Read inpu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xml:id="id9" draw:id="id9" draw:layer="layout" svg:width="1.372cm" svg:height="1.168cm" svg:x="0.487cm" svg:y="1.79cm">
            <draw:glue-point draw:id="4" svg:x="-2.74cm" svg:y="-4.609cm"/>
            <draw:glue-point draw:id="5" svg:x="-2.74cm" svg:y="-4.996cm"/>
            <draw:glue-point draw:id="6" svg:x="2.497cm" svg:y="-4.849cm"/>
            <draw:glue-point draw:id="7" svg:x="-2.717cm" svg:y="5.006cm"/>
            <draw:glue-point draw:id="8" svg:x="2.427cm" svg:y="5.006cm"/>
            <text:p text:style-name="P1"><text:span text:style-name="T4">Read</text:span></text:p>
            <text:p text:style-name="P1"><text:span text:style-name="T4">Config</text:span></text:p>
            <text:p text:style-name="P1"><text:span text:style-name="T4"><text:s/></text:span><text:span text:style-name="T4">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1" draw:layer="layout" svg:x1="1.173cm" svg:y1="2.958cm" svg:x2="1.807cm" svg:y2="3.811cm" draw:start-shape="id9" draw:start-glue-point="2" draw:end-shape="id10" draw:end-glue-point="4" svg:d="M1173 2958v426h634v427" svg:viewBox="0 0 635 854">
            <text:p/>
          </draw:connector>
          <draw:frame draw:style-name="gr17" draw:text-style-name="P11" draw:layer="layout" svg:width="2.122cm" svg:height="2.176cm" svg:x="1.966cm" svg:y="1.615cm">
            <draw:text-box>
              <text:p><text:span text:style-name="T5">Genotype file</text:span></text:p>
              <text:p><text:span text:style-name="T5">Phenotype file</text:span></text:p>
              <text:p><text:span text:style-name="T5">GWAS model</text:span></text:p>
              <text:p><text:span text:style-name="T5">Significance</text:span></text:p>
              <text:p><text:span text:style-name="T5">Correction</text:span></text:p>
              <text:p><text:span text:style-name="T5">N associations</text:span></text:p>
              <text:p><text:span text:style-name="T5">QC filters</text:span></text:p>
            </draw:text-box>
          </draw:frame>
          <draw:custom-shape draw:style-name="gr18" draw:text-style-name="P7" draw:layer="layout" svg:width="0.457cm" svg:height="1.93cm" svg:x="1.833cm" svg:y="1.728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9" draw:text-style-name="P5" xml:id="id10" draw:id="id10" draw:layer="layout" svg:width="3.205cm" svg:height="0.457cm" svg:x="0.641cm" svg:y="3.811cm">
            <draw:glue-point draw:id="4" svg:x="-1.363cm" svg:y="-5.026cm"/>
            <text:p text:style-name="P1"><text:span text:style-name="T2">Read Input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" draw:text-style-name="P12" xml:id="id1" draw:id="id1" draw:layer="layout" svg:width="3.607cm" svg:height="3.048cm" svg:x="0.886cm" svg:y="4.926cm">
          <draw:glue-point draw:id="4" svg:x="5.001cm" svg:y="4.685cm"/>
          <draw:glue-point draw:id="5" svg:x="5.001cm" svg:y="4.186cm"/>
          <draw:glue-point draw:id="6" svg:x="5.001cm" svg:y="3.687cm"/>
          <draw:glue-point draw:id="7" svg:x="5.001cm" svg:y="3.353cm"/>
          <draw:glue-point draw:id="8" svg:x="5.001cm" svg:y="3.018cm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xml:id="id11" draw:id="id11" draw:layer="layout" svg:width="2.341cm" svg:height="0.457cm" svg:x="1.086cm" svg:y="5.61cm">
          <text:p text:style-name="P1"><text:span text:style-name="T2">Clean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xml:id="id12" draw:id="id12" draw:layer="layout" svg:width="2.341cm" svg:height="0.457cm" svg:x="1.493cm" svg:y="6.493cm">
          <text:p text:style-name="P1"><text:span text:style-name="T2">Fil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xml:id="id13" draw:id="id13" draw:layer="layout" svg:width="2.341cm" svg:height="0.508cm" svg:x="1.849cm" svg:y="7.355cm">
          <text:p text:style-name="P1"><text:span text:style-name="T2">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145cm" svg:x1="2.256cm" svg:y1="6.067cm" svg:x2="2.663cm" svg:y2="6.493cm" draw:start-shape="id11" draw:start-glue-point="2" draw:end-shape="id12" draw:end-glue-point="0" svg:d="M2256 6067v67h407v359" svg:viewBox="0 0 408 427">
          <text:p/>
        </draw:connector>
        <draw:connector draw:style-name="gr7" draw:text-style-name="P1" draw:layer="layout" draw:line-skew="-0.102cm" svg:x1="2.663cm" svg:y1="6.95cm" svg:x2="3.019cm" svg:y2="7.355cm" draw:start-shape="id12" draw:start-glue-point="2" draw:end-shape="id13" draw:end-glue-point="0" svg:d="M2663 6950v100h356v305" svg:viewBox="0 0 357 406">
          <text:p/>
        </draw:connector>
        <draw:connector draw:style-name="gr7" draw:text-style-name="P1" draw:layer="layout" draw:line-skew="-0.1cm" svg:x1="2.187cm" svg:y1="4.421cm" svg:x2="2.689cm" svg:y2="4.926cm" draw:start-shape="id14" draw:start-glue-point="2" draw:end-shape="id1" draw:end-glue-point="0" svg:d="M2187 4421v152h502v353" svg:viewBox="0 0 503 506">
          <text:p/>
        </draw:connector>
        <draw:line draw:style-name="gr14" draw:text-style-name="P7" draw:layer="layout" svg:x1="11.748cm" svg:y1="4.733cm" svg:x2="11.748cm" svg:y2="7.171cm">
          <text:p/>
        </draw:line>
        <draw:frame draw:style-name="gr23" draw:text-style-name="P8" draw:layer="layout" svg:width="3.274cm" svg:height="0.598cm" svg:x="11.33cm" svg:y="7.123cm">
          <draw:text-box>
            <text:p><text:span text:style-name="T3">Shared chromosomes</text:span></text:p>
          </draw:text-box>
        </draw:frame>
        <draw:frame draw:style-name="gr24" draw:text-style-name="P14" draw:layer="layout" svg:width="3.396cm" svg:height="0.725cm" svg:x="1.125cm" svg:y="4.826cm">
          <draw:text-box>
            <text:p text:style-name="P13"><text:span text:style-name="T6">Preprocess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8.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5-18T12:46:28.297050392</dc:date>
    <meta:editing-duration>PT4H11M36S</meta:editing-duration>
    <meta:editing-cycles>61</meta:editing-cycles>
    <meta:generator>LibreOffice/6.0.7.3$Linux_X86_64 LibreOffice_project/00m0$Build-3</meta:generator>
    <meta:document-statistic meta:object-count="51"/>
  </office:meta>
</office:document-meta>
</file>